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draw:stroke-dash="Ultrafine_20_Dashed" draw:fill="solid" draw:fill-color="#b2dfee" draw:textarea-horizontal-align="center" draw:textarea-vertical-align="middle"/>
    </style:style>
    <style:style style:name="gr10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draw:stroke-dash="Ultrafine_20_Dashed" draw:fill="solid" draw:fill-color="#b4eeb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draw:stroke-dash="Ultrafine_20_Dashed" draw:fill="solid" draw:fill-color="#99ccff" draw:textarea-horizontal-align="center" draw:textarea-vertical-align="middle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9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7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8" style:family="paragraph">
      <style:paragraph-properties fo:margin-left="0cm" fo:margin-right="0cm" fo:margin-top="0.4cm" fo:margin-bottom="0.4cm" fo:line-height="100%" fo:text-align="start" text:enable-numbering="false" fo:text-indent="0cm"/>
    </style:style>
    <style:style style:name="P9" style:family="paragraph">
      <style:paragraph-properties fo:text-align="center"/>
      <style:text-properties fo:font-size="32pt" fo:font-weight="bold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margin-left="0cm" fo:margin-right="0cm" fo:text-align="start" text:enable-numbering="true" fo:text-indent="0cm"/>
    </style:style>
    <style:style style:name="P13" style:family="paragraph">
      <style:paragraph-properties fo:text-align="start"/>
      <style:text-properties fo:font-size="9pt" fo:font-weight="bold"/>
    </style:style>
    <style:style style:name="P14" style:family="paragraph">
      <style:paragraph-properties fo:text-align="center"/>
      <style:text-properties fo:font-size="8pt"/>
    </style:style>
    <style:style style:name="T1" style:family="text">
      <style:text-properties fo:font-size="9pt" fo:font-weight="bold"/>
    </style:style>
    <style:style style:name="T2" style:family="text">
      <style:text-properties fo:font-size="9pt" fo:font-weight="normal"/>
    </style:style>
    <style:style style:name="T3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fo:font-size="9pt"/>
    </style:style>
    <style:style style:name="T9" style:family="text">
      <style:text-properties fo:font-size="9pt" fo:font-style="italic" fo:font-weight="normal"/>
    </style:style>
    <style:style style:name="T10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7.2cm" svg:height="0.7cm" svg:x="17.012cm" svg:y="14.636cm">
          <text:p text:style-name="P1"><text:span text:style-name="T1">Action: </text:span><text:span text:style-name="T2">check-if-staff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4" draw:id="id2" draw:layer="layout" svg:width="2.8cm" svg:height="0.7cm" svg:x="11.906cm" svg:y="24.497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5" draw:layer="layout" draw:type="line" svg:x1="13.306cm" svg:y1="23.75cm" svg:x2="13.305cm" svg:y2="24.497cm" draw:start-shape="id1" draw:start-glue-point="2" draw:end-shape="id2" draw:end-glue-point="4">
          <text:p/>
        </draw:connector>
        <draw:frame draw:style-name="gr4" draw:text-style-name="P9" draw:layer="layout" svg:width="18.693cm" svg:height="4.095cm" svg:x="11.635cm" svg:y="6.141cm">
          <draw:text-box>
            <text:p text:style-name="P6"><text:span text:style-name="T3">Mumie 2 Sitemap</text:span></text:p>
            <text:p text:style-name="P7"><text:span text:style-name="T4">Context “view”, User Problem Grades</text:span></text:p>
            <text:p text:style-name="P8"><text:span text:style-name="T5">Match:</text:span><text:span text:style-name="T6"> </text:span><text:span text:style-name="T7">protected/view/user-problem-grades</text:span></text:p>
          </draw:text-box>
        </draw:frame>
        <draw:connector draw:style-name="gr5" draw:text-style-name="P10" draw:layer="layout" svg:x1="20.612cm" svg:y1="15.336cm" svg:x2="20.612cm" svg:y2="16.278cm" draw:start-shape="id3" draw:start-glue-point="2" draw:end-shape="id4" draw:end-glue-point="4">
          <text:p/>
        </draw:connector>
        <draw:connector draw:style-name="gr6" draw:text-style-name="P11" draw:layer="layout" draw:type="line" svg:x1="33.461cm" svg:y1="17.858cm" svg:x2="31.812cm" svg:y2="18.64cm" draw:start-shape="id5" draw:start-glue-point="5" draw:end-shape="id6" draw:end-glue-point="1">
          <text:p/>
        </draw:connector>
        <draw:custom-shape draw:style-name="gr7" draw:text-style-name="P2" draw:id="id5" draw:layer="layout" svg:width="4.246cm" svg:height="2.038cm" svg:x="33.461cm" svg:y="16.84cm">
          <text:list text:style-name="L1">
            <text:list-item>
              <text:p text:style-name="P1"><text:span text:style-name="T8"/></text:p>
            </text:list-item>
          </text:list>
          <text:list text:style-name="L1">
            <text:list-item>
              <text:p text:style-name="P1"><text:span text:style-name="T8">Sets the following sitemap</text:span></text:p>
            </text:list-item>
          </text:list>
          <text:list text:style-name="L1">
            <text:list-item>
              <text:p text:style-name="P1"><text:span text:style-name="T8">parameters:</text:span></text:p>
            </text:list-item>
          </text:list>
          <text:list text:style-name="L1">
            <text:list-item>
              <text:p text:style-name="P12"><text:span text:style-name="T8"><text:s/></text:span><text:span text:style-name="T8">user</text:span></text:p>
            </text:list-item>
          </text:list>
          <text:list text:style-name="L1">
            <text:list-item>
              <text:p text:style-name="P12"><text:span text:style-name="T8"><text:s/></text:span><text:span text:style-name="T8">tutor-view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3" draw:id="id1" draw:layer="layout" svg:width="7.2cm" svg:height="0.7cm" svg:x="9.706cm" svg:y="23.05cm">
          <text:p text:style-name="P1"><text:span text:style-name="T1">Resource: </text:span><text:span text:style-name="T2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11" draw:layer="layout" draw:type="line" svg:x1="13.305cm" svg:y1="22.35cm" svg:x2="13.306cm" svg:y2="23.05cm" draw:end-shape="id1" draw:end-glue-point="0">
          <text:p/>
        </draw:connector>
        <draw:connector draw:style-name="gr9" draw:text-style-name="P11" draw:layer="layout" draw:type="line" svg:x1="13.306cm" svg:y1="22.325cm" svg:x2="13.306cm" svg:y2="23.05cm" draw:start-shape="id7" draw:start-glue-point="2" draw:end-shape="id1" draw:end-glue-point="0">
          <text:p/>
        </draw:connector>
        <draw:custom-shape draw:style-name="gr10" draw:text-style-name="P4" draw:id="id8" draw:layer="layout" svg:width="7.2cm" svg:height="0.7cm" svg:x="9.706cm" svg:y="18.292cm">
          <text:p text:style-name="P1"><text:span text:style-name="T1">Generator: </text:span><text:span text:style-name="T2">user-problem-grad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4" draw:id="id9" draw:layer="layout" svg:width="7.13cm" svg:height="0.803cm" svg:x="9.741cm" svg:y="19.892cm">
          <text:p text:style-name="P1"><text:span text:style-name="T1">Transformer: </text:span><text:span text:style-name="T2">xslt </text:span></text:p>
          <text:p text:style-name="P1"><text:span text:style-name="T2">(g_xsl_problem_grades_grouping</text:span><text:span text:style-name="T9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1" draw:layer="layout" draw:type="line" svg:x1="13.306cm" svg:y1="18.992cm" svg:x2="13.306cm" svg:y2="19.892cm" draw:start-shape="id8" draw:start-glue-point="2" draw:end-shape="id9" draw:end-glue-point="0">
          <text:p/>
        </draw:connector>
        <draw:connector draw:style-name="gr12" draw:text-style-name="P11" draw:layer="layout" draw:type="line" svg:x1="13.306cm" svg:y1="20.695cm" svg:x2="13.306cm" svg:y2="21.522cm" draw:start-shape="id9" draw:start-glue-point="2" draw:end-shape="id7" draw:end-glue-point="0">
          <text:p/>
        </draw:connector>
        <draw:custom-shape draw:style-name="gr11" draw:text-style-name="P4" draw:id="id7" draw:layer="layout" svg:width="7.123cm" svg:height="0.803cm" svg:x="9.745cm" svg:y="21.522cm">
          <text:p text:style-name="P1"><text:span text:style-name="T1">Transformer: </text:span><text:span text:style-name="T2">xslt </text:span></text:p>
          <text:p text:style-name="P1"><text:span text:style-name="T2">(g_xsl_user_problem_grades</text:span><text:span text:style-name="T9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1" draw:layer="layout" svg:x1="19.413cm" svg:y1="17.477cm" svg:x2="13.306cm" svg:y2="18.292cm" draw:start-shape="id4" draw:start-glue-point="5" draw:end-shape="id8" draw:end-glue-point="0">
          <text:p/>
        </draw:connector>
        <draw:connector draw:style-name="gr12" draw:text-style-name="P11" draw:layer="layout" draw:type="line" svg:x1="13.306cm" svg:y1="18.992cm" svg:x2="13.306cm" svg:y2="19.892cm" draw:start-shape="id8" draw:start-glue-point="2" draw:end-shape="id9" draw:end-glue-point="0">
          <text:p/>
        </draw:connector>
        <draw:custom-shape draw:style-name="gr13" draw:text-style-name="P14" draw:id="id4" draw:layer="layout" svg:width="2.4cm" svg:height="2.4cm" svg:x="19.413cm" svg:y="16.278cm">
          <text:p text:style-name="P3"><text:span text:style-name="T10">return </text:span></text:p>
          <text:p text:style-name="P3"><text:span text:style-name="T10">value != 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3" draw:id="id10" draw:layer="layout" svg:width="7.2cm" svg:height="0.7cm" svg:x="24.612cm" svg:y="24.56cm">
          <text:p text:style-name="P1"><text:span text:style-name="T1">Resource: </text:span><text:span text:style-name="T2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11" draw:layer="layout" draw:type="line" svg:x1="28.211cm" svg:y1="23.86cm" svg:x2="28.212cm" svg:y2="24.56cm" draw:end-shape="id10" draw:end-glue-point="0">
          <text:p/>
        </draw:connector>
        <draw:connector draw:style-name="gr9" draw:text-style-name="P11" draw:layer="layout" draw:type="line" svg:x1="28.212cm" svg:y1="23.835cm" svg:x2="28.212cm" svg:y2="24.56cm" draw:start-shape="id11" draw:start-glue-point="2" draw:end-shape="id10" draw:end-glue-point="0">
          <text:p/>
        </draw:connector>
        <draw:connector draw:style-name="gr5" draw:text-style-name="P10" draw:layer="layout" svg:x1="28.212cm" svg:y1="19.802cm" svg:x2="28.212cm" svg:y2="18.99cm" draw:start-shape="id12" draw:start-glue-point="0" draw:end-shape="id6" draw:end-glue-point="2">
          <text:p/>
        </draw:connector>
        <draw:custom-shape draw:style-name="gr1" draw:text-style-name="P2" draw:id="id6" draw:layer="layout" svg:width="7.2cm" svg:height="0.7cm" svg:x="24.612cm" svg:y="18.29cm">
          <text:p text:style-name="P1"><text:span text:style-name="T1">Action: </text:span><text:span text:style-name="T2">setup-course-for-staff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4" draw:id="id12" draw:layer="layout" svg:width="7.2cm" svg:height="0.7cm" svg:x="24.612cm" svg:y="19.802cm">
          <text:p text:style-name="P1"><text:span text:style-name="T1">Generator: </text:span><text:span text:style-name="T2">user-problem-grad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4" draw:id="id13" draw:layer="layout" svg:width="7.13cm" svg:height="0.803cm" svg:x="24.647cm" svg:y="21.402cm">
          <text:p text:style-name="P1"><text:span text:style-name="T1">Transformer: </text:span><text:span text:style-name="T2">xslt </text:span></text:p>
          <text:p text:style-name="P1"><text:span text:style-name="T2">(g_xsl_problem_grades_grouping</text:span><text:span text:style-name="T9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1" draw:layer="layout" draw:type="line" svg:x1="28.212cm" svg:y1="20.502cm" svg:x2="28.212cm" svg:y2="21.402cm" draw:start-shape="id12" draw:start-glue-point="2" draw:end-shape="id13" draw:end-glue-point="0">
          <text:p/>
        </draw:connector>
        <draw:connector draw:style-name="gr12" draw:text-style-name="P11" draw:layer="layout" draw:type="line" svg:x1="28.212cm" svg:y1="22.205cm" svg:x2="28.212cm" svg:y2="23.032cm" draw:start-shape="id13" draw:start-glue-point="2" draw:end-shape="id11" draw:end-glue-point="0">
          <text:p/>
        </draw:connector>
        <draw:custom-shape draw:style-name="gr11" draw:text-style-name="P4" draw:id="id11" draw:layer="layout" svg:width="7.123cm" svg:height="0.803cm" svg:x="24.651cm" svg:y="23.032cm">
          <text:p text:style-name="P1"><text:span text:style-name="T1">Transformer: </text:span><text:span text:style-name="T2">xslt </text:span></text:p>
          <text:p text:style-name="P1"><text:span text:style-name="T2">(g_xsl_user_problem_grades</text:span><text:span text:style-name="T9">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1" draw:layer="layout" svg:x1="21.813cm" svg:y1="17.477cm" svg:x2="28.212cm" svg:y2="18.29cm" draw:start-shape="id4" draw:start-glue-point="7" draw:end-shape="id6" draw:end-glue-point="0">
          <text:p/>
        </draw:connector>
        <draw:custom-shape draw:style-name="gr2" draw:text-style-name="P4" draw:id="id14" draw:layer="layout" svg:width="2.8cm" svg:height="0.7cm" svg:x="26.812cm" svg:y="26.003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5" draw:layer="layout" draw:type="line" svg:x1="28.212cm" svg:y1="25.26cm" svg:x2="28.211cm" svg:y2="26.003cm" draw:start-shape="id10" draw:start-glue-point="2" draw:end-shape="id14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53cm" fo:margin-left="0.423cm" fo:margin-right="0.454cm" fo:page-width="42.012cm" fo:page-height="59.41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Marek Grudzinski</meta:initial-creator>
    <meta:creation-date>2007-08-21T14:01:51</meta:creation-date>
    <dc:date>2007-10-22T14:53:56</dc:date>
    <dc:language>en-US</dc:language>
    <meta:editing-cycles>10</meta:editing-cycles>
    <meta:editing-duration>PT1H20M59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